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"/>
    <style:font-face style:name="Times New Roman" svg:font-family="'Times New Roman'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ahoma" fo:language="en" fo:country="US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style:text-underline-style="solid" style:text-underline-width="auto" style:text-underline-color="font-color" fo:font-weight="bold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paragraph-properties fo:margin-left="1.905cm" fo:margin-right="0cm" fo:text-indent="0cm" style:auto-text-indent="false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style:text-underline-style="solid" style:text-underline-width="auto" style:text-underline-color="font-color" fo:font-weight="bold"/>
    </style:style>
    <style:style style:name="T3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VIEW QUENTIONS</text:p>
      <text:p text:style-name="P2"> </text:p>
      <text:p text:style-name="P4">C++:</text:p>
      <text:p text:style-name="Text_20_body"><text:span text:style-name="T1">1.       What is static casting how it works explain with program? </text:span></text:p>
      <text:p text:style-name="Text_20_body"><text:span text:style-name="T1">2.       What are the different casting operators explain?</text:span></text:p>
      <text:p text:style-name="Text_20_body"><text:span text:style-name="T1">3.       Where the VPTR and VTABLE store in memory? </text:span></text:p>
      <text:p text:style-name="Text_20_body"><text:span text:style-name="T1">4.       Write a VTABLE for base and derived classes?</text:span></text:p>
      <text:p text:style-name="Text_20_body"><text:span text:style-name="T1">5.       How the memory leak problems overcome in singleton class?</text:span></text:p>
      <text:p text:style-name="Text_20_body"><text:span text:style-name="T1">6.       What is the shallow copy and deep copy?</text:span></text:p>
      <text:p text:style-name="Text_20_body"><text:span text:style-name="T1">7.       Explain difference between list and vector in STL?</text:span></text:p>
      <text:p text:style-name="Text_20_body"><text:span text:style-name="T1">8.       How many VPTR are created for 5 objects in a class?</text:span></text:p>
      <text:p text:style-name="Text_20_body"><text:span text:style-name="T1">9.       What is the scope of static variable?</text:span></text:p>
      <text:p text:style-name="Text_20_body"><text:span text:style-name="T1">10.   Write a program how to initiate static variable?</text:span></text:p>
      <text:p text:style-name="Text_20_body"><text:span text:style-name="T1">11.   What is the difference between up casting and down casting? Explain?</text:span></text:p>
      <text:p text:style-name="Text_20_body"><text:span text:style-name="T1">12.   What is the difference between copy constructor and assignment operator? </text:span></text:p>
      <text:p text:style-name="Text_20_body"><text:span text:style-name="T1">13.   What is the need of copy constructor?</text:span></text:p>
      <text:p text:style-name="Text_20_body"><text:span text:style-name="T1">14.   Internal implementation of list and vector?</text:span></text:p>
      <text:p text:style-name="Text_20_body"><text:span text:style-name="T1">15.   How the vectors know object type in runtime?</text:span></text:p>
      <text:p text:style-name="Text_20_body"><text:span text:style-name="T1">16.   Explain about template functions and template classes?</text:span></text:p>
      <text:p text:style-name="Text_20_body"><text:span text:style-name="T1">17.   Write a program call a member function using function pointer?</text:span></text:p>
      <text:p text:style-name="Text_20_body"><text:span text:style-name="T1">18.   Explain about virtual destructor?</text:span></text:p>
      <text:p text:style-name="Text_20_body"><text:span text:style-name="T1">19.   How to find memory leak in program?</text:span></text:p>
      <text:p text:style-name="Text_20_body"><text:span text:style-name="T1">20.   Some questions related to inheritance?</text:span></text:p>
      <text:p text:style-name="Text_20_body"><text:span text:style-name="T1">21.   They gave some data member’s in a class and asked where it will store?</text:span></text:p>
      <text:p text:style-name="Text_20_body"><text:span text:style-name="T1">22.   How to delete array of characters?</text:span></text:p>
      <text:p text:style-name="Text_20_body"><text:span text:style-name="T1">23.   Write a program to call the member function in a class using function pointer?</text:span></text:p>
      <text:p text:style-name="Text_20_body"><text:span text:style-name="T1">24.   What is the size of empty class? Why?</text:span></text:p>
      <text:p text:style-name="Text_20_body"><text:span text:style-name="T3">25.   Interface Class?.</text:span></text:p>
      <text:p text:style-name="Text_20_body"><text:span text:style-name="T3">26.   Which concepts used in Project?.</text:span></text:p>
      <text:p text:style-name="Text_20_body"><text:soft-page-break/><text:span text:style-name="T3">27.   Vitual functioncs?</text:span></text:p>
      <text:p text:style-name="Text_20_body"><text:span text:style-name="T3">28.   Static &amp; Dyanamic binding?;</text:span></text:p>
      <text:p text:style-name="Text_20_body"><text:span text:style-name="T3">29.   Abstract class?.what is the main adavantage of Abstract class.</text:span></text:p>
      <text:p text:style-name="Text_20_body"><text:span text:style-name="T3">30.   Why not virtual constructor?</text:span></text:p>
      <text:p text:style-name="Text_20_body"><text:span text:style-name="T3">31.   Upcasting &amp; down casting?</text:span></text:p>
      <text:p text:style-name="Text_20_body"><text:span text:style-name="T3">32.   Pure virtual  function? How can we create object by using this</text:span></text:p>
      <text:p text:style-name="Text_20_body"><text:span text:style-name="T3">33.   Programs on all virtual functions?</text:span></text:p>
      <text:p text:style-name="Text_20_body"><text:span text:style-name="T3">34.   Inheritance?</text:span></text:p>
      <text:p text:style-name="Text_20_body"><text:span text:style-name="T3">35.   Diamond program?.how achieve this </text:span></text:p>
      <text:p text:style-name="Text_20_body"><text:span text:style-name="T3">36.   write a prog for Static function?</text:span></text:p>
      <text:p text:style-name="Text_20_body"><text:span text:style-name="T3">37.   What are the Acess specifiers , how they will work?</text:span></text:p>
      <text:p text:style-name="Text_20_body"><text:span text:style-name="T3">38.   Overridding &amp; overloading concepts with example prog?</text:span></text:p>
      <text:p text:style-name="Text_20_body"><text:span text:style-name="T3">39.   What is the use of destructor ,Virtual distructor?</text:span></text:p>
      <text:p text:style-name="Text_20_body"><text:span text:style-name="T3">40.   Singleton class?.</text:span></text:p>
      <text:p text:style-name="Text_20_body"><text:span text:style-name="T3">41.   How to achieve the Astract class?</text:span></text:p>
      <text:p text:style-name="Text_20_body"><text:span text:style-name="T1">42.   Write a VTABLE for base and derived classes?</text:span></text:p>
      <text:p text:style-name="Text_20_body"><text:span text:style-name="T3">43.   Explain about volatile and mutable qualifier?</text:span></text:p>
      <text:p text:style-name="Text_20_body"><text:span text:style-name="T3">44.   What is a pure virtual function?</text:span></text:p>
      <text:p text:style-name="Text_20_body"><text:span text:style-name="T3">45.   If we have 4 functions in one class. How to restrict 2 functions to use in prjt A and other 2 in prjt B.</text:span></text:p>
      <text:p text:style-name="Text_20_body"><text:span text:style-name="T1">46.   </text:span><text:span text:style-name="T3">Some questions on inheritance</text:span></text:p>
      <text:p text:style-name="Text_20_body"><text:span text:style-name="T2">Linux and RTOS</text:span><text:span text:style-name="T1">:                         </text:span></text:p>
      <text:p text:style-name="Text_20_body"><text:span text:style-name="T1">1.       What is the difference between soft and hard rtos?</text:span></text:p>
      <text:p text:style-name="Text_20_body"><text:span text:style-name="T1">2.       Write a multithread program using semaphore?</text:span></text:p>
      <text:p text:style-name="Text_20_body"><text:span text:style-name="T1">3.       Explain about different IPC techniques?</text:span></text:p>
      <text:p text:style-name="Text_20_body"><text:span text:style-name="T1">4.       Explain about system calls?</text:span></text:p>
      <text:p text:style-name="Text_20_body"><text:span text:style-name="T1">5.       Write a thread create system call?</text:span></text:p>
      <text:p text:style-name="Text_20_body"><text:span text:style-name="T1">6.       How to open unknown file or folder using command?</text:span></text:p>
      <text:p text:style-name="Text_20_body"><text:span text:style-name="T1">7.       What is the difference between thread and processes?</text:span></text:p>
      <text:p text:style-name="Text_20_body"><text:soft-page-break/><text:span text:style-name="T1">8.       How the memory share between two processes explain?</text:span></text:p>
      <text:p text:style-name="Text_20_body"><text:span text:style-name="T1">9.       Where .so and .a files stored in memory? Who will take care of this?</text:span></text:p>
      <text:p text:style-name="Text_20_body"><text:span text:style-name="T1">10.   What is the difference between binary and mutex semaphore?</text:span></text:p>
      <text:p text:style-name="Text_20_body"><text:span text:style-name="T1">11.   Which library used for thread creation?</text:span></text:p>
      <text:p text:style-name="Text_20_body"><text:span text:style-name="T1">12.   Explain how the shared memory works?</text:span></text:p>
      <text:p text:style-name="Text_20_body"><text:span text:style-name="T1">13.   What is meant by thread?</text:span></text:p>
      <text:p text:style-name="Text_20_body"><text:span text:style-name="T1">14.   What fork does?</text:span></text:p>
      <text:p text:style-name="Text_20_body"><text:span text:style-name="T1">15.   How to get parent and child PID’s?</text:span></text:p>
      <text:p text:style-name="Text_20_body"><text:span text:style-name="T1">16.   Which RTOS you worked on?</text:span></text:p>
      <text:p text:style-name="Text_20_body"><text:span text:style-name="T1">17.   Explain about static and dynamic library’s? </text:span></text:p>
      <text:p text:style-name="Text_20_body"><text:span text:style-name="T1">18.   Some questions related to project?</text:span></text:p>
      <text:p text:style-name="Text_20_body"><text:span text:style-name="T3">19.   What is meant by scheduler?</text:span></text:p>
      <text:p text:style-name="Text_20_body"><text:span text:style-name="T3">20.   What is ISR?</text:span></text:p>
      <text:p text:style-name="Text_20_body"><text:span text:style-name="T3">21.   Message queues?</text:span></text:p>
      <text:p text:style-name="Text_20_body"><text:span text:style-name="T1">22.   Write a multithread program using message queues?</text:span></text:p>
      <text:p text:style-name="Text_20_body"><text:span text:style-name="T1">23.   Explain about different IPC techniques?</text:span></text:p>
      <text:p text:style-name="Text_20_body"><text:span text:style-name="T1">24.   How to create thread?</text:span></text:p>
      <text:p text:style-name="Text_20_body"><text:span text:style-name="T1">25.   What is the difference between threads and process?</text:span></text:p>
      <text:p text:style-name="Text_20_body"><text:span text:style-name="T1">26.   What process will contain?</text:span></text:p>
      <text:p text:style-name="Text_20_body"><text:span text:style-name="T1">27.   What are the different techniques in scheduling and explain?</text:span></text:p>
      <text:p text:style-name="Text_20_body"><text:span text:style-name="T1">28.   What is the UNIX cmd to change priority of process?</text:span></text:p>
      <text:p text:style-name="Text_20_body"><text:span text:style-name="T1">29.   Explain the process of context switching?</text:span></text:p>
      <text:p text:style-name="Text_20_body"><text:span text:style-name="T1">30.   What is the difference between mutex and semaphore?</text:span></text:p>
      <text:p text:style-name="Text_20_body"><text:span text:style-name="T1">31.   What is the difference between message queues and pipes?</text:span></text:p>
      <text:p text:style-name="Text_20_body"><text:span text:style-name="T1">32.   Explain named and unnamed pipes?</text:span></text:p>
      <text:p text:style-name="Text_20_body"><text:span text:style-name="T1">33.   </text:span> </text:p>
      <text:p text:style-name="Text_20_body"> </text:p>
      <text:p text:style-name="P4">Project:</text:p>
      <text:p text:style-name="P6"><text:span text:style-name="T1">1.       Draw project architecture and explain which part you worked?</text:span></text:p>
      <text:p text:style-name="P6"><text:soft-page-break/><text:span text:style-name="T1">2.       Why you are used mutex semaphore in your project?</text:span></text:p>
      <text:p text:style-name="P6"><text:span text:style-name="T1">3.       Which IPC technic used in your project?</text:span></text:p>
      <text:p text:style-name="P6"><text:span text:style-name="T1">4.       Which design pattern used in your project? Why?</text:span></text:p>
      <text:p text:style-name="P6"><text:span text:style-name="T1">5.       Platform and tools, architecture, skills used in project</text:span></text:p>
      <text:p text:style-name="P6"><text:span text:style-name="T1">6.       </text:span> </text:p>
      <text:p text:style-name="Text_20_body"> </text:p>
      <text:p text:style-name="P5">C:</text:p>
      <text:p text:style-name="P5">1.write a prog reverse a string without using standard functions &amp; have to store it in another  string?</text:p>
      <text:p text:style-name="P5">2. Arrays prog in 2 Dimensional ,3 Dimensional ?</text:p>
      <text:p text:style-name="P5">3.prog on operator like Bitwise, logicall?</text:p>
      <text:p text:style-name="P5">4.prog on pointer , function pointers?</text:p>
      <text:p text:style-name="P5">5. What is meant by macro.how it will work. Write a example prog for macros?</text:p>
      <text:p text:style-name="P5">6. Mainly prog on string in c?</text:p>
      <text:p text:style-name="P5">1. Function pointers</text:p>
      <text:p text:style-name="P5">2. Swapping 2 numbers (using third variable and mathematical operations)</text:p>
      <text:p text:style-name="P5">3. Array of pointers program</text:p>
      <text:p text:style-name="P5">4. Why we use return type int for main function </text:p>
      <text:p text:style-name="P5">5. Write a program to allocate memory dynamically for string in one function and call this function by passing string as argument and print the string.</text:p>
      <text:p text:style-name="P3">Data structures:</text:p>
      <text:p text:style-name="P3">1. Single linked list, double linked list, circular linked list.</text:p>
      <text:p text:style-name="P3">2. Write a program to delete a middle node in single and double linked lis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sans-serif"/>
    <style:font-face style:name="Times New Roman" svg:font-family="'Times New Roman'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1:28:32.091652843</meta:creation-date>
    <dc:date>2018-02-01T11:29:04.967697504</dc:date>
    <meta:editing-duration>PT41S</meta:editing-duration>
    <meta:editing-cycles>1</meta:editing-cycles>
    <meta:document-statistic meta:table-count="0" meta:image-count="0" meta:object-count="0" meta:page-count="4" meta:paragraph-count="107" meta:word-count="821" meta:character-count="5001" meta:non-whitespace-character-count="3978"/>
    <meta:generator>LibreOffice/5.3.7.2.0$Linux_X86_64 LibreOffice_project/30m0$Build-2</meta:generator>
  </office:meta>
</office:document-meta>
</file>